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913cm"/>
      <style:paragraph-properties style:writing-mode="lr-tb"/>
    </style:style>
    <style:style style:name="gr2" style:family="graphic" style:parent-style-name="standard">
      <style:graphic-properties draw:fill-color="#fff9ae" draw:textarea-horizontal-align="justify" draw:textarea-vertical-align="middle" draw:auto-grow-height="false" fo:min-height="0.85cm" fo:min-width="2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95cm" fo:min-width="3.8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85cm" fo:min-width="3.7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1.95cm" fo:min-width="4.2cm"/>
      <style:paragraph-properties style:writing-mode="lr-tb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1.75cm" fo:min-width="4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4.4cm"/>
      <style:paragraph-properties style:writing-mode="lr-tb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0.625cm" fo:min-width="2.401cm"/>
      <style:paragraph-properties style:writing-mode="lr-tb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0.604cm" fo:min-width="1.701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color="#000000" draw:marker-start="" draw:marker-start-width="0.3cm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color="#000000" draw:marker-start="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draw:fill-color="#add58a" draw:textarea-horizontal-align="justify" draw:textarea-vertical-align="middle" draw:auto-grow-height="false" fo:min-height="0.528cm" fo:min-width="0.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2cm"/>
      <style:paragraph-properties style:writing-mode="lr-tb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9ae"/>
      <style:paragraph-properties fo:text-align="center" style:writing-mode="lr-tb"/>
    </style:style>
    <style:style style:name="P4" style:family="paragraph">
      <loext:graphic-properties draw:fill-color="#3465a4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-color="#ffe5ca"/>
      <style:paragraph-properties fo:text-align="center" style:writing-mode="lr-tb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dd58a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style="italic" fo:font-weight="bold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413cm" svg:height="0.962cm" svg:x="1.5cm" svg:y="1.3cm">
          <draw:text-box>
            <text:p><text:span text:style-name="T1">UFSC – CTC – INE – INE5646 – </text:span><text:span text:style-name="T2">Exercício app_email</text:span><text:span text:style-name="T1"> – 5 programas envolvidos</text:span></text:p>
          </draw:text-box>
        </draw:frame>
        <draw:custom-shape draw:style-name="gr2" draw:text-style-name="P3" xml:id="id5" draw:id="id5" draw:layer="layout" svg:width="2.5cm" svg:height="1.1cm" svg:x="14.5cm" svg:y="6.2cm">
          <text:p text:style-name="P2"><text:span text:style-name="T3">RabbitMQ</text:span></text:p>
          <text:p text:style-name="P2"><text:span text:style-name="T4">(Erlang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3cm" svg:height="2.2cm" svg:x="15.5cm" svg:y="12.7cm">
          <text:p text:style-name="P2">ms_email</text:p>
          <text:p text:style-name="P2"><text:span text:style-name="T4">(JavaScript/N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2cm" svg:height="2.1cm" svg:x="22.2cm" svg:y="9.7cm">
          <text:p text:style-name="P2">ms_autentica</text:p>
          <text:p text:style-name="P2"><text:span text:style-name="T4">(JavaScript/Node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4.7cm" svg:height="2.2cm" svg:x="22.2cm" svg:y="2.8cm">
          <text:p text:style-name="P2">ms_mensageiro</text:p>
          <text:p text:style-name="P2"><text:span text:style-name="T4">(JavaScript/Node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4.7cm" svg:height="2cm" svg:x="6.7cm" svg:y="3.8cm">
          <text:p text:style-name="P2">app-servidor</text:p>
          <text:p text:style-name="P2"><text:span text:style-name="T4">(JavaScript/Node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9cm" svg:height="1.7cm" svg:x="3.8cm" svg:y="12.3cm">
          <text:p text:style-name="P2">app-cliente</text:p>
          <text:p text:style-name="P2"><text:span text:style-name="T4">(JavaScript/Browser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2.9cm" svg:height="1.4cm" svg:x="24.2cm" svg:y="6cm">
          <text:p text:style-name="P5"><text:span text:style-name="T5">bd_mensagens</text:span></text:p>
          <text:p text:style-name="P5"><text:span text:style-name="T5">(MongoD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1" draw:id="id1" draw:layer="layout" svg:width="2.2cm" svg:height="1.25cm" svg:x="24.4cm" svg:y="13.5cm">
          <text:p text:style-name="P5"><text:span text:style-name="T5">bd_usuarios</text:span></text:p>
          <text:p text:style-name="P5"><text:span text:style-name="T5">(MongoDB)</text:span></text:p>
          <draw:enhanced-geometry svg:viewBox="0 0 88 21600" draw:glue-points="44 ?f6 44 0 0 10800 44 21600 88 10800" draw:text-areas="0 ?f6 88 ?f3" draw:type="can" draw:modifiers="4564.993880048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7" draw:layer="layout" draw:type="line" svg:x1="25.5cm" svg:y1="13.5cm" svg:x2="24.3cm" svg:y2="11.8cm" draw:start-shape="id1" draw:start-glue-point="5" draw:end-shape="id2" svg:d="M25500 13500l-1200-1700" svg:viewBox="0 0 1201 1701">
          <text:p/>
        </draw:connector>
        <draw:connector draw:style-name="gr10" draw:text-style-name="P7" draw:layer="layout" draw:type="line" svg:x1="25.65cm" svg:y1="6cm" svg:x2="24.55cm" svg:y2="5cm" draw:start-shape="id3" draw:start-glue-point="5" draw:end-shape="id4" draw:end-glue-point="2" svg:d="M25650 6000l-1100-1000" svg:viewBox="0 0 1101 1001">
          <text:p/>
        </draw:connector>
        <draw:connector draw:style-name="gr11" draw:text-style-name="P7" draw:layer="layout" draw:type="curve" svg:x1="15.75cm" svg:y1="6.2cm" svg:x2="22.2cm" svg:y2="3.9cm" draw:start-shape="id5" draw:start-glue-point="0" draw:end-shape="id4" draw:end-glue-point="3" svg:d="M15750 6200c0-1534 2150-2300 6450-2300" svg:viewBox="0 0 6451 2301">
          <text:p/>
        </draw:connector>
        <draw:connector draw:style-name="gr11" draw:text-style-name="P7" draw:layer="layout" draw:type="curve" svg:x1="22.2cm" svg:y1="10.75cm" svg:x2="17cm" svg:y2="6.75cm" draw:start-shape="id2" draw:start-glue-point="3" draw:end-shape="id5" draw:end-glue-point="1" svg:d="M22200 10750c-3900 0-1300-4000-5200-4000" svg:viewBox="0 0 5201 4001">
          <text:p/>
        </draw:connector>
        <draw:connector draw:style-name="gr11" draw:text-style-name="P7" draw:layer="layout" draw:type="curve" svg:x1="17.65cm" svg:y1="12.7cm" svg:x2="15.75cm" svg:y2="7.3cm" draw:start-shape="id6" draw:start-glue-point="0" draw:end-shape="id5" draw:end-glue-point="2" svg:d="M17650 12700c0-4050-1900-1350-1900-5400" svg:viewBox="0 0 1901 5401">
          <text:p/>
        </draw:connector>
        <draw:connector draw:style-name="gr11" draw:text-style-name="P7" draw:layer="layout" draw:type="curve" svg:x1="11.4cm" svg:y1="4.8cm" svg:x2="14.5cm" svg:y2="6.75cm" draw:start-shape="id7" draw:start-glue-point="1" draw:end-shape="id5" svg:d="M11400 4800c2325 0 775 1950 3100 1950" svg:viewBox="0 0 3101 1951">
          <text:p/>
        </draw:connector>
        <draw:connector draw:style-name="gr10" draw:text-style-name="P7" draw:layer="layout" draw:type="curve" svg:x1="6.25cm" svg:y1="12.3cm" svg:x2="9.05cm" svg:y2="5.8cm" draw:start-shape="id8" draw:end-shape="id7" svg:d="M6250 12300c0-4875 2800-1625 2800-6500" svg:viewBox="0 0 2801 6501">
          <text:p/>
        </draw:connector>
        <draw:custom-shape draw:style-name="gr12" draw:text-style-name="P8" xml:id="id9" draw:id="id9" draw:layer="layout" svg:width="1.3cm" svg:height="1.1cm" svg:x="0.5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9" draw:layer="layout" svg:width="1.807cm" svg:height="1.199cm" svg:x="6.093cm" svg:y="8.1cm">
          <draw:text-box>
            <text:p><text:span text:style-name="T6">HTTP</text:span></text:p>
          </draw:text-box>
        </draw:frame>
        <draw:frame draw:style-name="gr14" draw:text-style-name="P9" draw:layer="layout" svg:width="1.8cm" svg:height="0.725cm" svg:x="12.5cm" svg:y="4.4cm">
          <draw:text-box>
            <text:p><text:span text:style-name="T6">AMQP</text:span></text:p>
          </draw:text-box>
        </draw:frame>
        <draw:frame draw:style-name="gr13" draw:text-style-name="P9" draw:layer="layout" svg:width="1.924cm" svg:height="1.199cm" svg:x="17.276cm" svg:y="10.375cm">
          <draw:text-box>
            <text:p><text:span text:style-name="T6">AMQP</text:span></text:p>
          </draw:text-box>
        </draw:frame>
        <draw:frame draw:style-name="gr15" draw:text-style-name="P9" draw:layer="layout" svg:width="1.772cm" svg:height="0.725cm" svg:x="19.1cm" svg:y="7.3cm">
          <draw:text-box>
            <text:p><text:span text:style-name="T6">AMQP</text:span></text:p>
          </draw:text-box>
        </draw:frame>
        <draw:frame draw:style-name="gr15" draw:text-style-name="P9" draw:layer="layout" svg:width="1.772cm" svg:height="0.725cm" svg:x="17.576cm" svg:y="3.175cm">
          <draw:text-box>
            <text:p><text:span text:style-name="T6">AMQP</text:span></text:p>
          </draw:text-box>
        </draw:frame>
        <draw:connector draw:style-name="gr16" draw:text-style-name="P7" draw:layer="layout" draw:type="line" svg:x1="1.8cm" svg:y1="13.15cm" svg:x2="3.8cm" svg:y2="13.15cm" draw:start-shape="id9" draw:start-glue-point="10" draw:end-shape="id8" svg:d="M1800 13150h2000" svg:viewBox="0 0 2001 1">
          <text:p/>
        </draw:connector>
        <draw:frame draw:style-name="gr17" draw:text-style-name="P10" draw:layer="layout" svg:width="0.853cm" svg:height="0.962cm" svg:x="16.847cm" svg:y="7.2cm">
          <draw:text-box>
            <text:p>1</text:p>
          </draw:text-box>
        </draw:frame>
        <draw:frame draw:style-name="gr17" draw:text-style-name="P10" draw:layer="layout" svg:width="0.853cm" svg:height="0.962cm" svg:x="26.747cm" svg:y="4.9cm">
          <draw:text-box>
            <text:p>2</text:p>
          </draw:text-box>
        </draw:frame>
        <draw:frame draw:style-name="gr17" draw:text-style-name="P10" draw:layer="layout" svg:width="0.853cm" svg:height="0.962cm" svg:x="26.347cm" svg:y="11.638cm">
          <draw:text-box>
            <text:p>3</text:p>
          </draw:text-box>
        </draw:frame>
        <draw:frame draw:style-name="gr17" draw:text-style-name="P10" draw:layer="layout" svg:width="0.853cm" svg:height="0.962cm" svg:x="19.747cm" svg:y="14.338cm">
          <draw:text-box>
            <text:p>4</text:p>
          </draw:text-box>
        </draw:frame>
        <draw:frame draw:style-name="gr18" draw:text-style-name="P10" draw:layer="layout" svg:width="1.205cm" svg:height="0.962cm" svg:x="11.247cm" svg:y="5.7cm">
          <draw:text-box>
            <text:p>5a</text:p>
          </draw:text-box>
        </draw:frame>
        <draw:frame draw:style-name="gr19" draw:text-style-name="P10" draw:layer="layout" svg:width="1.6cm" svg:height="1.162cm" svg:x="8.6cm" svg:y="13.538cm">
          <draw:text-box>
            <text:p>5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6-14T06:41:10.518859114</meta:creation-date>
    <dc:date>2020-12-08T21:03:21.801842789</dc:date>
    <meta:editing-duration>PT58M14S</meta:editing-duration>
    <meta:editing-cycles>17</meta:editing-cycles>
    <meta:generator>LibreOffice/7.0.2.2$MacOSX_X86_64 LibreOffice_project/8349ace3c3162073abd90d81fd06dcfb6b36b994</meta:generator>
    <meta:document-statistic meta:object-count="29"/>
  </office:meta>
</office:document-meta>
</file>